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5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2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SIG.RA GLO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UFFICIO SIG.RA GLO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2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03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6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OR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NUOVO PROP.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2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18"/>
        </table:table-row>
        <table:table-row table:style-name="ro3" table:number-rows-repeated="11"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31">
          <table:table-cell table:number-columns-repeated="1022"/>
        </table:table-row>
        <table:table-row table:style-name="ro6" table:number-rows-repeated="2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16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J104857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3-08-20T11:21:28.171000000</dc:date>
    <meta:editing-cycles>99</meta:editing-cycles>
    <meta:editing-duration>PT21H15M31S</meta:editing-duration>
    <meta:print-date>2011-04-05T12:02:08.39</meta:print-date>
    <meta:document-statistic meta:table-count="3" meta:cell-count="6140" meta:object-count="0"/>
    <meta:user-defined meta:name="Info 1"/>
    <meta:user-defined meta:name="Info 2"/>
    <meta:user-defined meta:name="Info 3"/>
    <meta:user-defined meta:name="Info 4"/>
  </office:meta>
</office:document-meta>
</file>